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Fire Management CRUD App - Complete Setup Guide</text:p>
      <text:p text:style-name="Standard"/>
      <text:p text:style-name="Standard">## 1. Project Setup</text:p>
      <text:p text:style-name="Standard"/>
      <text:p text:style-name="Standard">### Install dependencies:</text:p>
      <text:p text:style-name="Standard">```bash</text:p>
      <text:p text:style-name="Standard">pip install django gradio folium pandas</text:p>
      <text:p text:style-name="Standard">```</text:p>
      <text:p text:style-name="Standard"/>
      <text:p text:style-name="Standard">### Create Django project:</text:p>
      <text:p text:style-name="Standard">```bash</text:p>
      <text:p text:style-name="Standard">django-admin startproject fire_management</text:p>
      <text:p text:style-name="Standard">cd fire_management</text:p>
      <text:p text:style-name="Standard">python manage.py startapp fire_ops</text:p>
      <text:p text:style-name="Standard">```</text:p>
      <text:p text:style-name="Standard"/>
      <text:p text:style-name="Standard">## 2. Django Models (fire_ops/models.py)</text:p>
      <text:p text:style-name="Standard"/>
      <text:p text:style-name="Standard">```python</text:p>
      <text:p text:style-name="Standard">from django.db import models</text:p>
      <text:p text:style-name="Standard">from django.core.validators import MinValueValidator, MaxValueValidator</text:p>
      <text:p text:style-name="Standard"/>
      <text:p text:style-name="Standard">class FireOperative(models.Model):</text:p>
      <text:p text:style-name="Standard"><text:s text:c="4"/>name = models.CharField(max_length=200)</text:p>
      <text:p text:style-name="Standard"><text:s text:c="4"/>certification = models.CharField(max_length=100)</text:p>
      <text:p text:style-name="Standard"><text:s text:c="4"/>contact_number = models.CharField(max_length=20)</text:p>
      <text:p text:style-name="Standard"><text:s text:c="4"/>email = models.EmailField()</text:p>
      <text:p text:style-name="Standard"><text:s text:c="4"/>experience_years = models.IntegerField(validators=[MinValueValidator(0)])</text:p>
      <text:p text:style-name="Standard"><text:s text:c="4"/>active = models.BooleanField(default=True)</text:p>
      <text:p text:style-name="Standard"><text:s text:c="4"/>created_at = models.DateTimeField(auto_now_add=True)</text:p>
      <text:p text:style-name="Standard"><text:s text:c="4"/>updated_at = models.DateTimeField(auto_now=True)</text:p>
      <text:p text:style-name="Standard"/>
      <text:p text:style-name="Standard"><text:s text:c="4"/>def __str__(self):</text:p>
      <text:p text:style-name="Standard"><text:s text:c="8"/>return self.name</text:p>
      <text:p text:style-name="Standard"/>
      <text:p text:style-name="Standard">class FireParcel(models.Model):</text:p>
      <text:p text:style-name="Standard"><text:s text:c="4"/>name = models.CharField(max_length=200)</text:p>
      <text:p text:style-name="Standard"><text:s text:c="4"/>location = models.CharField(max_length=300)</text:p>
      <text:p text:style-name="Standard"><text:s text:c="4"/>area_hectares = models.FloatField(validators=[MinValueValidator(0)])</text:p>
      <text:p text:style-name="Standard"><text:s text:c="4"/>latitude = models.FloatField(validators=[MinValueValidator(-90), MaxValueValidator(90)])</text:p>
      <text:p text:style-name="Standard"><text:s text:c="4"/>longitude = models.FloatField(validators=[MinValueValidator(-180), MaxValueValidator(180)])</text:p>
      <text:p text:style-name="Standard"><text:s text:c="4"/>vegetation_type = models.CharField(max_length=100)</text:p>
      <text:p text:style-name="Standard"><text:s text:c="4"/>last_burn_date = models.DateField(null=True, blank=True)</text:p>
      <text:p text:style-name="Standard"><text:s text:c="4"/>notes = models.TextField(blank=True)</text:p>
      <text:p text:style-name="Standard"><text:s text:c="4"/>created_at = models.DateTimeField(auto_now_add=True)</text:p>
      <text:p text:style-name="Standard"><text:s text:c="4"/>updated_at = models.DateTimeField(auto_now=True)</text:p>
      <text:p text:style-name="Standard"/>
      <text:p text:style-name="Standard"><text:s text:c="4"/>def __str__(self):</text:p>
      <text:p text:style-name="Standard"><text:s text:c="8"/>return self.name</text:p>
      <text:p text:style-name="Standard"/>
      <text:p text:style-name="Standard">class PrescribedFireAction(models.Model):</text:p>
      <text:p text:style-name="Standard"><text:s text:c="4"/>STATUS_CHOICES = [</text:p>
      <text:p text:style-name="Standard"><text:soft-page-break/><text:s text:c="8"/>('planned', 'Planned'),</text:p>
      <text:p text:style-name="Standard"><text:s text:c="8"/>('in_progress', 'In Progress'),</text:p>
      <text:p text:style-name="Standard"><text:s text:c="8"/>('completed', 'Completed'),</text:p>
      <text:p text:style-name="Standard"><text:s text:c="8"/>('cancelled', 'Cancelled'),</text:p>
      <text:p text:style-name="Standard"><text:s text:c="4"/>]</text:p>
      <text:p text:style-name="Standard"/>
      <text:p text:style-name="Standard"><text:s text:c="4"/>parcel = models.ForeignKey(FireParcel, on_delete=models.CASCADE)</text:p>
      <text:p text:style-name="Standard"><text:s text:c="4"/>lead_operative = models.ForeignKey(FireOperative, on_delete=models.SET_NULL, null=True, related_name='led_actions')</text:p>
      <text:p text:style-name="Standard"><text:s text:c="4"/>team_members = models.ManyToManyField(FireOperative, related_name='participated_actions')</text:p>
      <text:p text:style-name="Standard"><text:s text:c="4"/>scheduled_date = models.DateField()</text:p>
      <text:p text:style-name="Standard"><text:s text:c="4"/>completion_date = models.DateField(null=True, blank=True)</text:p>
      <text:p text:style-name="Standard"><text:s text:c="4"/>status = models.CharField(max_length=20, choices=STATUS_CHOICES, default='planned')</text:p>
      <text:p text:style-name="Standard"><text:s text:c="4"/>area_burned = models.FloatField(validators=[MinValueValidator(0)], null=True, blank=True)</text:p>
      <text:p text:style-name="Standard"><text:s text:c="4"/>weather_conditions = models.TextField()</text:p>
      <text:p text:style-name="Standard"><text:s text:c="4"/>objectives = models.TextField()</text:p>
      <text:p text:style-name="Standard"><text:s text:c="4"/>outcomes = models.TextField(blank=True)</text:p>
      <text:p text:style-name="Standard"><text:s text:c="4"/>created_at = models.DateTimeField(auto_now_add=True)</text:p>
      <text:p text:style-name="Standard"><text:s text:c="4"/>updated_at = models.DateTimeField(auto_now=True)</text:p>
      <text:p text:style-name="Standard"/>
      <text:p text:style-name="Standard"><text:s text:c="4"/>def __str__(self):</text:p>
      <text:p text:style-name="Standard"><text:s text:c="8"/>return f"{self.parcel.name} - {self.scheduled_date}"</text:p>
      <text:p text:style-name="Standard">```</text:p>
      <text:p text:style-name="Standard"/>
      <text:p text:style-name="Standard">## 3. Django Admin (fire_ops/admin.py)</text:p>
      <text:p text:style-name="Standard"/>
      <text:p text:style-name="Standard">```python</text:p>
      <text:p text:style-name="Standard">from django.contrib import admin</text:p>
      <text:p text:style-name="Standard">from .models import FireOperative, FireParcel, PrescribedFireAction</text:p>
      <text:p text:style-name="Standard"/>
      <text:p text:style-name="Standard">@admin.register(FireOperative)</text:p>
      <text:p text:style-name="Standard">class FireOperativeAdmin(admin.ModelAdmin):</text:p>
      <text:p text:style-name="Standard"><text:s text:c="4"/>list_display = ['name', 'certification', 'experience_years', 'active']</text:p>
      <text:p text:style-name="Standard"><text:s text:c="4"/>search_fields = ['name', 'email']</text:p>
      <text:p text:style-name="Standard"/>
      <text:p text:style-name="Standard">@admin.register(FireParcel)</text:p>
      <text:p text:style-name="Standard">class FireParcelAdmin(admin.ModelAdmin):</text:p>
      <text:p text:style-name="Standard"><text:s text:c="4"/>list_display = ['name', 'location', 'area_hectares', 'last_burn_date']</text:p>
      <text:p text:style-name="Standard"><text:s text:c="4"/>search_fields = ['name', 'location']</text:p>
      <text:p text:style-name="Standard"/>
      <text:p text:style-name="Standard">@admin.register(PrescribedFireAction)</text:p>
      <text:p text:style-name="Standard">class PrescribedFireActionAdmin(admin.ModelAdmin):</text:p>
      <text:p text:style-name="Standard"><text:s text:c="4"/>list_display = ['parcel', 'lead_operative', 'scheduled_date', 'status']</text:p>
      <text:p text:style-name="Standard"><text:s text:c="4"/>list_filter = ['status', 'scheduled_date']</text:p>
      <text:p text:style-name="Standard">```</text:p>
      <text:p text:style-name="Standard"/>
      <text:p text:style-name="Standard">## 4. Settings Configuration (fire_management/settings.py)</text:p>
      <text:p text:style-name="Standard"/>
      <text:p text:style-name="Standard">Add to INSTALLED_APPS:</text:p>
      <text:p text:style-name="Standard">```python</text:p>
      <text:p text:style-name="Standard">INSTALLED_APPS = [</text:p>
      <text:p text:style-name="Standard"><text:s text:c="4"/># ... existing apps</text:p>
      <text:p text:style-name="Standard"><text:soft-page-break/><text:s text:c="4"/>'fire_ops',</text:p>
      <text:p text:style-name="Standard">]</text:p>
      <text:p text:style-name="Standard">```</text:p>
      <text:p text:style-name="Standard"/>
      <text:p text:style-name="Standard">## 5. Run Migrations</text:p>
      <text:p text:style-name="Standard"/>
      <text:p text:style-name="Standard">```bash</text:p>
      <text:p text:style-name="Standard">python manage.py makemigrations</text:p>
      <text:p text:style-name="Standard">python manage.py migrate</text:p>
      <text:p text:style-name="Standard">python manage.py createsuperuser</text:p>
      <text:p text:style-name="Standard">```</text:p>
      <text:p text:style-name="Standard"/>
      <text:p text:style-name="Standard">## 6. Gradio Interface (gradio_app.py in project root)</text:p>
      <text:p text:style-name="Standard"/>
      <text:p text:style-name="Standard">```python</text:p>
      <text:p text:style-name="Standard">import gradio as gr</text:p>
      <text:p text:style-name="Standard">import os</text:p>
      <text:p text:style-name="Standard">import django</text:p>
      <text:p text:style-name="Standard">import folium</text:p>
      <text:p text:style-name="Standard">from datetime import datetime</text:p>
      <text:p text:style-name="Standard"/>
      <text:p text:style-name="Standard"># Setup Django</text:p>
      <text:p text:style-name="Standard">os.environ.setdefault('DJANGO_SETTINGS_MODULE', 'fire_management.settings')</text:p>
      <text:p text:style-name="Standard">django.setup()</text:p>
      <text:p text:style-name="Standard"/>
      <text:p text:style-name="Standard">from fire_ops.models import FireOperative, FireParcel, PrescribedFireAction</text:p>
      <text:p text:style-name="Standard"/>
      <text:p text:style-name="Standard"># Fire Operative Functions</text:p>
      <text:p text:style-name="Standard">def list_operatives():</text:p>
      <text:p text:style-name="Standard"><text:s text:c="4"/>ops = FireOperative.objects.all().values('id', 'name', 'certification', 'contact_number', 'email', 'experience_years', 'active')</text:p>
      <text:p text:style-name="Standard"><text:s text:c="4"/>return [[o['id'], o['name'], o['certification'], o['contact_number'], o['email'], o['experience_years'], o['active']] for o in ops]</text:p>
      <text:p text:style-name="Standard"/>
      <text:p text:style-name="Standard">def add_operative(name, cert, contact, email, exp_years):</text:p>
      <text:p text:style-name="Standard"><text:s text:c="4"/>if not name or not cert:</text:p>
      <text:p text:style-name="Standard"><text:s text:c="8"/>return "Name and certification are required", list_operatives()</text:p>
      <text:p text:style-name="Standard"><text:s text:c="4"/>FireOperative.objects.create(</text:p>
      <text:p text:style-name="Standard"><text:s text:c="8"/>name=name, certification=cert, contact_number=contact,</text:p>
      <text:p text:style-name="Standard"><text:s text:c="8"/>email=email, experience_years=int(exp_years)</text:p>
      <text:p text:style-name="Standard"><text:s text:c="4"/>)</text:p>
      <text:p text:style-name="Standard"><text:s text:c="4"/>return "Operative added successfully!", list_operatives()</text:p>
      <text:p text:style-name="Standard"/>
      <text:p text:style-name="Standard">def update_operative(op_id, name, cert, contact, email, exp_years, active):</text:p>
      <text:p text:style-name="Standard"><text:s text:c="4"/>try:</text:p>
      <text:p text:style-name="Standard"><text:s text:c="8"/>op = FireOperative.objects.get(id=int(op_id))</text:p>
      <text:p text:style-name="Standard"><text:s text:c="8"/>op.name = name</text:p>
      <text:p text:style-name="Standard"><text:s text:c="8"/>op.certification = cert</text:p>
      <text:p text:style-name="Standard"><text:s text:c="8"/>op.contact_number = contact</text:p>
      <text:p text:style-name="Standard"><text:s text:c="8"/>op.email = email</text:p>
      <text:p text:style-name="Standard"><text:s text:c="8"/>op.experience_years = int(exp_years)</text:p>
      <text:p text:style-name="Standard"><text:s text:c="8"/>op.active = active</text:p>
      <text:p text:style-name="Standard"><text:soft-page-break/><text:s text:c="8"/>op.save()</text:p>
      <text:p text:style-name="Standard"><text:s text:c="8"/>return "Operative updated successfully!", list_operatives()</text:p>
      <text:p text:style-name="Standard"><text:s text:c="4"/>except:</text:p>
      <text:p text:style-name="Standard"><text:s text:c="8"/>return "Operative not found", list_operatives()</text:p>
      <text:p text:style-name="Standard"/>
      <text:p text:style-name="Standard">def delete_operative(op_id):</text:p>
      <text:p text:style-name="Standard"><text:s text:c="4"/>try:</text:p>
      <text:p text:style-name="Standard"><text:s text:c="8"/>FireOperative.objects.get(id=int(op_id)).delete()</text:p>
      <text:p text:style-name="Standard"><text:s text:c="8"/>return "Operative deleted successfully!", list_operatives()</text:p>
      <text:p text:style-name="Standard"><text:s text:c="4"/>except:</text:p>
      <text:p text:style-name="Standard"><text:s text:c="8"/>return "Operative not found", list_operatives()</text:p>
      <text:p text:style-name="Standard"/>
      <text:p text:style-name="Standard"># Fire Parcel Functions</text:p>
      <text:p text:style-name="Standard">def list_parcels():</text:p>
      <text:p text:style-name="Standard"><text:s text:c="4"/>parcels = FireParcel.objects.all().values()</text:p>
      <text:p text:style-name="Standard"><text:s text:c="4"/>return [[p['id'], p['name'], p['location'], p['area_hectares'], p['latitude'], p['longitude'], p['vegetation_type'], p['last_burn_date']] for p in parcels]</text:p>
      <text:p text:style-name="Standard"/>
      <text:p text:style-name="Standard">def add_parcel(name, location, area, lat, lon, veg_type, last_burn):</text:p>
      <text:p text:style-name="Standard"><text:s text:c="4"/>if not name or not location:</text:p>
      <text:p text:style-name="Standard"><text:s text:c="8"/>return "Name and location are required", list_parcels()</text:p>
      <text:p text:style-name="Standard"><text:s text:c="4"/>FireParcel.objects.create(</text:p>
      <text:p text:style-name="Standard"><text:s text:c="8"/>name=name, location=location, area_hectares=float(area),</text:p>
      <text:p text:style-name="Standard"><text:s text:c="8"/>latitude=float(lat), longitude=float(lon), vegetation_type=veg_type,</text:p>
      <text:p text:style-name="Standard"><text:s text:c="8"/>last_burn_date=last_burn if last_burn else None</text:p>
      <text:p text:style-name="Standard"><text:s text:c="4"/>)</text:p>
      <text:p text:style-name="Standard"><text:s text:c="4"/>return "Parcel added successfully!", list_parcels()</text:p>
      <text:p text:style-name="Standard"/>
      <text:p text:style-name="Standard">def update_parcel(p_id, name, location, area, lat, lon, veg_type, last_burn):</text:p>
      <text:p text:style-name="Standard"><text:s text:c="4"/>try:</text:p>
      <text:p text:style-name="Standard"><text:s text:c="8"/>p = FireParcel.objects.get(id=int(p_id))</text:p>
      <text:p text:style-name="Standard"><text:s text:c="8"/>p.name = name</text:p>
      <text:p text:style-name="Standard"><text:s text:c="8"/>p.location = location</text:p>
      <text:p text:style-name="Standard"><text:s text:c="8"/>p.area_hectares = float(area)</text:p>
      <text:p text:style-name="Standard"><text:s text:c="8"/>p.latitude = float(lat)</text:p>
      <text:p text:style-name="Standard"><text:s text:c="8"/>p.longitude = float(lon)</text:p>
      <text:p text:style-name="Standard"><text:s text:c="8"/>p.vegetation_type = veg_type</text:p>
      <text:p text:style-name="Standard"><text:s text:c="8"/>p.last_burn_date = last_burn if last_burn else None</text:p>
      <text:p text:style-name="Standard"><text:s text:c="8"/>p.save()</text:p>
      <text:p text:style-name="Standard"><text:s text:c="8"/>return "Parcel updated successfully!", list_parcels()</text:p>
      <text:p text:style-name="Standard"><text:s text:c="4"/>except:</text:p>
      <text:p text:style-name="Standard"><text:s text:c="8"/>return "Parcel not found", list_parcels()</text:p>
      <text:p text:style-name="Standard"/>
      <text:p text:style-name="Standard">def delete_parcel(p_id):</text:p>
      <text:p text:style-name="Standard"><text:s text:c="4"/>try:</text:p>
      <text:p text:style-name="Standard"><text:s text:c="8"/>FireParcel.objects.get(id=int(p_id)).delete()</text:p>
      <text:p text:style-name="Standard"><text:s text:c="8"/>return "Parcel deleted successfully!", list_parcels()</text:p>
      <text:p text:style-name="Standard"><text:s text:c="4"/>except:</text:p>
      <text:p text:style-name="Standard"><text:s text:c="8"/>return "Parcel not found", list_parcels()</text:p>
      <text:p text:style-name="Standard"/>
      <text:p text:style-name="Standard">def generate_parcels_map():</text:p>
      <text:p text:style-name="Standard"><text:s text:c="4"/>parcels = FireParcel.objects.all()</text:p>
      <text:p text:style-name="Standard"><text:soft-page-break/><text:s text:c="4"/>if not parcels:</text:p>
      <text:p text:style-name="Standard"><text:s text:c="8"/>return None</text:p>
      <text:p text:style-name="Standard"><text:s text:c="4"/></text:p>
      <text:p text:style-name="Standard"><text:s text:c="4"/>center_lat = sum(p.latitude for p in parcels) / len(parcels)</text:p>
      <text:p text:style-name="Standard"><text:s text:c="4"/>center_lon = sum(p.longitude for p in parcels) / len(parcels)</text:p>
      <text:p text:style-name="Standard"><text:s text:c="4"/></text:p>
      <text:p text:style-name="Standard"><text:s text:c="4"/>m = folium.Map(location=[center_lat, center_lon], zoom_start=10)</text:p>
      <text:p text:style-name="Standard"><text:s text:c="4"/></text:p>
      <text:p text:style-name="Standard"><text:s text:c="4"/>for p in parcels:</text:p>
      <text:p text:style-name="Standard"><text:s text:c="8"/>folium.Marker(</text:p>
      <text:p text:style-name="Standard"><text:s text:c="12"/>[p.latitude, p.longitude],</text:p>
      <text:p text:style-name="Standard"><text:s text:c="12"/>popup=f"&lt;b&gt;{p.name}&lt;/b&gt;&lt;br&gt;Area: {p.area_hectares} ha&lt;br&gt;{p.vegetation_type}",</text:p>
      <text:p text:style-name="Standard"><text:s text:c="12"/>tooltip=p.name</text:p>
      <text:p text:style-name="Standard"><text:s text:c="8"/>).add_to(m)</text:p>
      <text:p text:style-name="Standard"><text:s text:c="4"/></text:p>
      <text:p text:style-name="Standard"><text:s text:c="4"/>m.save('parcels_map.html')</text:p>
      <text:p text:style-name="Standard"><text:s text:c="4"/>return 'parcels_map.html'</text:p>
      <text:p text:style-name="Standard"/>
      <text:p text:style-name="Standard"># Prescribed Fire Action Functions</text:p>
      <text:p text:style-name="Standard">def list_actions():</text:p>
      <text:p text:style-name="Standard"><text:s text:c="4"/>actions = PrescribedFireAction.objects.select_related('parcel', 'lead_operative').all()</text:p>
      <text:p text:style-name="Standard"><text:s text:c="4"/>result = []</text:p>
      <text:p text:style-name="Standard"><text:s text:c="4"/>for a in actions:</text:p>
      <text:p text:style-name="Standard"><text:s text:c="8"/>team = ", ".join([m.name for m in a.team_members.all()])</text:p>
      <text:p text:style-name="Standard"><text:s text:c="8"/>result.append([a.id, a.parcel.name, a.lead_operative.name if a.lead_operative else "N/A", </text:p>
      <text:p text:style-name="Standard"><text:s text:c="22"/>team, a.scheduled_date, a.status, a.area_burned or 0])</text:p>
      <text:p text:style-name="Standard"><text:s text:c="4"/>return result</text:p>
      <text:p text:style-name="Standard"/>
      <text:p text:style-name="Standard">def add_action(parcel_id, lead_id, team_ids, sched_date, status, weather, objectives):</text:p>
      <text:p text:style-name="Standard"><text:s text:c="4"/>if not parcel_id or not lead_id:</text:p>
      <text:p text:style-name="Standard"><text:s text:c="8"/>return "Parcel and Lead Operative are required", list_actions()</text:p>
      <text:p text:style-name="Standard"><text:s text:c="4"/></text:p>
      <text:p text:style-name="Standard"><text:s text:c="4"/>action = PrescribedFireAction.objects.create(</text:p>
      <text:p text:style-name="Standard"><text:s text:c="8"/>parcel_id=int(parcel_id),</text:p>
      <text:p text:style-name="Standard"><text:s text:c="8"/>lead_operative_id=int(lead_id),</text:p>
      <text:p text:style-name="Standard"><text:s text:c="8"/>scheduled_date=sched_date,</text:p>
      <text:p text:style-name="Standard"><text:s text:c="8"/>status=status,</text:p>
      <text:p text:style-name="Standard"><text:s text:c="8"/>weather_conditions=weather,</text:p>
      <text:p text:style-name="Standard"><text:s text:c="8"/>objectives=objectives</text:p>
      <text:p text:style-name="Standard"><text:s text:c="4"/>)</text:p>
      <text:p text:style-name="Standard"><text:s text:c="4"/></text:p>
      <text:p text:style-name="Standard"><text:s text:c="4"/>if team_ids:</text:p>
      <text:p text:style-name="Standard"><text:s text:c="8"/>team_list = [int(tid.strip()) for tid in team_ids.split(',') if tid.strip()]</text:p>
      <text:p text:style-name="Standard"><text:s text:c="8"/>action.team_members.set(team_list)</text:p>
      <text:p text:style-name="Standard"><text:s text:c="4"/></text:p>
      <text:p text:style-name="Standard"><text:s text:c="4"/>return "Action added successfully!", list_actions()</text:p>
      <text:p text:style-name="Standard"/>
      <text:p text:style-name="Standard">def get_operative_choices():</text:p>
      <text:p text:style-name="Standard"><text:s text:c="4"/>return [(str(o.id), o.name) for o in FireOperative.objects.filter(active=True)]</text:p>
      <text:p text:style-name="Standard"/>
      <text:p text:style-name="Standard">def get_parcel_choices():</text:p>
      <text:p text:style-name="Standard"><text:s text:c="4"/>return [(str(p.id), p.name) for p in FireParcel.objects.all()]</text:p>
      <text:p text:style-name="Standard"><text:soft-page-break/></text:p>
      <text:p text:style-name="Standard"># Gradio Interface</text:p>
      <text:p text:style-name="Standard">with gr.Blocks(title="Fire Management System") as app:</text:p>
      <text:p text:style-name="Standard"><text:s text:c="4"/>gr.Markdown("# 🔥 Fire Management System")</text:p>
      <text:p text:style-name="Standard"><text:s text:c="4"/></text:p>
      <text:p text:style-name="Standard"><text:s text:c="4"/>with gr.Tabs():</text:p>
      <text:p text:style-name="Standard"><text:s text:c="8"/># Fire Operatives Tab</text:p>
      <text:p text:style-name="Standard"><text:s text:c="8"/>with gr.Tab("Fire Operatives"):</text:p>
      <text:p text:style-name="Standard"><text:s text:c="12"/>gr.Markdown("### Manage Fire Operatives")</text:p>
      <text:p text:style-name="Standard"><text:s text:c="12"/></text:p>
      <text:p text:style-name="Standard"><text:s text:c="12"/>with gr.Row():</text:p>
      <text:p text:style-name="Standard"><text:s text:c="16"/>with gr.Column():</text:p>
      <text:p text:style-name="Standard"><text:s text:c="20"/>gr.Markdown("#### Add/Update Operative")</text:p>
      <text:p text:style-name="Standard"><text:s text:c="20"/>op_id_input = gr.Number(label="ID (for update)", precision=0)</text:p>
      <text:p text:style-name="Standard"><text:s text:c="20"/>op_name = gr.Textbox(label="Name")</text:p>
      <text:p text:style-name="Standard"><text:s text:c="20"/>op_cert = gr.Textbox(label="Certification")</text:p>
      <text:p text:style-name="Standard"><text:s text:c="20"/>op_contact = gr.Textbox(label="Contact Number")</text:p>
      <text:p text:style-name="Standard"><text:s text:c="20"/>op_email = gr.Textbox(label="Email")</text:p>
      <text:p text:style-name="Standard"><text:s text:c="20"/>op_exp = gr.Number(label="Experience (years)", value=0, precision=0)</text:p>
      <text:p text:style-name="Standard"><text:s text:c="20"/>op_active = gr.Checkbox(label="Active", value=True)</text:p>
      <text:p text:style-name="Standard"><text:s text:c="20"/></text:p>
      <text:p text:style-name="Standard"><text:s text:c="20"/>with gr.Row():</text:p>
      <text:p text:style-name="Standard"><text:s text:c="24"/>add_op_btn = gr.Button("Add Operative")</text:p>
      <text:p text:style-name="Standard"><text:s text:c="24"/>update_op_btn = gr.Button("Update Operative")</text:p>
      <text:p text:style-name="Standard"><text:s text:c="24"/>delete_op_btn = gr.Button("Delete Operative", variant="stop")</text:p>
      <text:p text:style-name="Standard"><text:s text:c="20"/></text:p>
      <text:p text:style-name="Standard"><text:s text:c="20"/>op_message = gr.Textbox(label="Status", interactive=False)</text:p>
      <text:p text:style-name="Standard"><text:s text:c="16"/></text:p>
      <text:p text:style-name="Standard"><text:s text:c="16"/>with gr.Column():</text:p>
      <text:p text:style-name="Standard"><text:s text:c="20"/>gr.Markdown("#### Current Operatives")</text:p>
      <text:p text:style-name="Standard"><text:s text:c="20"/>op_table = gr.Dataframe(</text:p>
      <text:p text:style-name="Standard"><text:s text:c="24"/>headers=["ID", "Name", "Certification", "Contact", "Email", "Experience", "Active"],</text:p>
      <text:p text:style-name="Standard"><text:s text:c="24"/>value=list_operatives()</text:p>
      <text:p text:style-name="Standard"><text:s text:c="20"/>)</text:p>
      <text:p text:style-name="Standard"><text:s text:c="20"/>refresh_op_btn = gr.Button("Refresh List")</text:p>
      <text:p text:style-name="Standard"><text:s text:c="12"/></text:p>
      <text:p text:style-name="Standard"><text:s text:c="12"/>add_op_btn.click(add_operative, [op_name, op_cert, op_contact, op_email, op_exp], [op_message, op_table])</text:p>
      <text:p text:style-name="Standard"><text:s text:c="12"/>update_op_btn.click(update_operative, [op_id_input, op_name, op_cert, op_contact, op_email, op_exp, op_active], [op_message, op_table])</text:p>
      <text:p text:style-name="Standard"><text:s text:c="12"/>delete_op_btn.click(delete_operative, [op_id_input], [op_message, op_table])</text:p>
      <text:p text:style-name="Standard"><text:s text:c="12"/>refresh_op_btn.click(lambda: list_operatives(), None, op_table)</text:p>
      <text:p text:style-name="Standard"><text:s text:c="8"/></text:p>
      <text:p text:style-name="Standard"><text:s text:c="8"/># Fire Parcels Tab</text:p>
      <text:p text:style-name="Standard"><text:s text:c="8"/>with gr.Tab("Fire Parcels"):</text:p>
      <text:p text:style-name="Standard"><text:s text:c="12"/>gr.Markdown("### Manage Fire Parcels")</text:p>
      <text:p text:style-name="Standard"><text:s text:c="12"/></text:p>
      <text:p text:style-name="Standard"><text:s text:c="12"/>with gr.Row():</text:p>
      <text:p text:style-name="Standard"><text:s text:c="16"/>with gr.Column():</text:p>
      <text:p text:style-name="Standard"><text:s text:c="20"/>gr.Markdown("#### Add/Update Parcel")</text:p>
      <text:p text:style-name="Standard"><text:s text:c="20"/>p_id_input = gr.Number(label="ID (for update)", precision=0)</text:p>
      <text:p text:style-name="Standard"><text:soft-page-break/><text:s text:c="20"/>p_name = gr.Textbox(label="Name")</text:p>
      <text:p text:style-name="Standard"><text:s text:c="20"/>p_location = gr.Textbox(label="Location")</text:p>
      <text:p text:style-name="Standard"><text:s text:c="20"/>p_area = gr.Number(label="Area (hectares)", value=0)</text:p>
      <text:p text:style-name="Standard"><text:s text:c="20"/>p_lat = gr.Number(label="Latitude", value=0)</text:p>
      <text:p text:style-name="Standard"><text:s text:c="20"/>p_lon = gr.Number(label="Longitude", value=0)</text:p>
      <text:p text:style-name="Standard"><text:s text:c="20"/>p_veg = gr.Textbox(label="Vegetation Type")</text:p>
      <text:p text:style-name="Standard"><text:s text:c="20"/>p_last_burn = gr.Textbox(label="Last Burn Date (YYYY-MM-DD)", placeholder="2024-01-15")</text:p>
      <text:p text:style-name="Standard"><text:s text:c="20"/></text:p>
      <text:p text:style-name="Standard"><text:s text:c="20"/>with gr.Row():</text:p>
      <text:p text:style-name="Standard"><text:s text:c="24"/>add_p_btn = gr.Button("Add Parcel")</text:p>
      <text:p text:style-name="Standard"><text:s text:c="24"/>update_p_btn = gr.Button("Update Parcel")</text:p>
      <text:p text:style-name="Standard"><text:s text:c="24"/>delete_p_btn = gr.Button("Delete Parcel", variant="stop")</text:p>
      <text:p text:style-name="Standard"><text:s text:c="20"/></text:p>
      <text:p text:style-name="Standard"><text:s text:c="20"/>p_message = gr.Textbox(label="Status", interactive=False)</text:p>
      <text:p text:style-name="Standard"><text:s text:c="16"/></text:p>
      <text:p text:style-name="Standard"><text:s text:c="16"/>with gr.Column():</text:p>
      <text:p text:style-name="Standard"><text:s text:c="20"/>gr.Markdown("#### Current Parcels")</text:p>
      <text:p text:style-name="Standard"><text:s text:c="20"/>p_table = gr.Dataframe(</text:p>
      <text:p text:style-name="Standard"><text:s text:c="24"/>headers=["ID", "Name", "Location", "Area (ha)", "Lat", "Lon", "Veg Type", "Last Burn"],</text:p>
      <text:p text:style-name="Standard"><text:s text:c="24"/>value=list_parcels()</text:p>
      <text:p text:style-name="Standard"><text:s text:c="20"/>)</text:p>
      <text:p text:style-name="Standard"><text:s text:c="20"/>refresh_p_btn = gr.Button("Refresh List")</text:p>
      <text:p text:style-name="Standard"><text:s text:c="20"/></text:p>
      <text:p text:style-name="Standard"><text:s text:c="20"/>gr.Markdown("#### Parcels Map")</text:p>
      <text:p text:style-name="Standard"><text:s text:c="20"/>map_btn = gr.Button("Generate Map")</text:p>
      <text:p text:style-name="Standard"><text:s text:c="20"/>map_output = gr.HTML()</text:p>
      <text:p text:style-name="Standard"><text:s text:c="12"/></text:p>
      <text:p text:style-name="Standard"><text:s text:c="12"/>add_p_btn.click(add_parcel, [p_name, p_location, p_area, p_lat, p_lon, p_veg, p_last_burn], [p_message, p_table])</text:p>
      <text:p text:style-name="Standard"><text:s text:c="12"/>update_p_btn.click(update_parcel, [p_id_input, p_name, p_location, p_area, p_lat, p_lon, p_veg, p_last_burn], [p_message, p_table])</text:p>
      <text:p text:style-name="Standard"><text:s text:c="12"/>delete_p_btn.click(delete_parcel, [p_id_input], [p_message, p_table])</text:p>
      <text:p text:style-name="Standard"><text:s text:c="12"/>refresh_p_btn.click(lambda: list_parcels(), None, p_table)</text:p>
      <text:p text:style-name="Standard"><text:s text:c="12"/>map_btn.click(lambda: open('parcels_map.html').read() if generate_parcels_map() else "No parcels to display", None, map_output)</text:p>
      <text:p text:style-name="Standard"><text:s text:c="8"/></text:p>
      <text:p text:style-name="Standard"><text:s text:c="8"/># Prescribed Fire Actions Tab</text:p>
      <text:p text:style-name="Standard"><text:s text:c="8"/>with gr.Tab("Prescribed Fire Actions"):</text:p>
      <text:p text:style-name="Standard"><text:s text:c="12"/>gr.Markdown("### Manage Prescribed Fire Actions")</text:p>
      <text:p text:style-name="Standard"><text:s text:c="12"/></text:p>
      <text:p text:style-name="Standard"><text:s text:c="12"/>with gr.Row():</text:p>
      <text:p text:style-name="Standard"><text:s text:c="16"/>with gr.Column():</text:p>
      <text:p text:style-name="Standard"><text:s text:c="20"/>gr.Markdown("#### Add Action")</text:p>
      <text:p text:style-name="Standard"><text:s text:c="20"/>a_parcel = gr.Number(label="Parcel ID", precision=0)</text:p>
      <text:p text:style-name="Standard"><text:s text:c="20"/>a_lead = gr.Number(label="Lead Operative ID", precision=0)</text:p>
      <text:p text:style-name="Standard"><text:s text:c="20"/>a_team = gr.Textbox(label="Team Member IDs (comma-separated)", placeholder="1,2,3")</text:p>
      <text:p text:style-name="Standard"><text:s text:c="20"/>a_date = gr.Textbox(label="Scheduled Date (YYYY-MM-DD)")</text:p>
      <text:p text:style-name="Standard"><text:s text:c="20"/>a_status = gr.Dropdown(["planned", "in_progress", "completed", "cancelled"], label="Status", value="planned")</text:p>
      <text:p text:style-name="Standard"><text:soft-page-break/><text:s text:c="20"/>a_weather = gr.Textbox(label="Weather Conditions", lines=3)</text:p>
      <text:p text:style-name="Standard"><text:s text:c="20"/>a_objectives = gr.Textbox(label="Objectives", lines=3)</text:p>
      <text:p text:style-name="Standard"><text:s text:c="20"/></text:p>
      <text:p text:style-name="Standard"><text:s text:c="20"/>add_a_btn = gr.Button("Add Action")</text:p>
      <text:p text:style-name="Standard"><text:s text:c="20"/>a_message = gr.Textbox(label="Status", interactive=False)</text:p>
      <text:p text:style-name="Standard"><text:s text:c="16"/></text:p>
      <text:p text:style-name="Standard"><text:s text:c="16"/>with gr.Column():</text:p>
      <text:p text:style-name="Standard"><text:s text:c="20"/>gr.Markdown("#### Current Actions")</text:p>
      <text:p text:style-name="Standard"><text:s text:c="20"/>a_table = gr.Dataframe(</text:p>
      <text:p text:style-name="Standard"><text:s text:c="24"/>headers=["ID", "Parcel", "Lead", "Team", "Date", "Status", "Area Burned"],</text:p>
      <text:p text:style-name="Standard"><text:s text:c="24"/>value=list_actions()</text:p>
      <text:p text:style-name="Standard"><text:s text:c="20"/>)</text:p>
      <text:p text:style-name="Standard"><text:s text:c="20"/>refresh_a_btn = gr.Button("Refresh List")</text:p>
      <text:p text:style-name="Standard"><text:s text:c="12"/></text:p>
      <text:p text:style-name="Standard"><text:s text:c="12"/>add_a_btn.click(add_action, [a_parcel, a_lead, a_team, a_date, a_status, a_weather, a_objectives], [a_message, a_table])</text:p>
      <text:p text:style-name="Standard"><text:s text:c="12"/>refresh_a_btn.click(lambda: list_actions(), None, a_table)</text:p>
      <text:p text:style-name="Standard"/>
      <text:p text:style-name="Standard">if __name__ == "__main__":</text:p>
      <text:p text:style-name="Standard"><text:s text:c="4"/>app.launch(server_name="0.0.0.0", server_port=7860)</text:p>
      <text:p text:style-name="Standard">```</text:p>
      <text:p text:style-name="Standard"/>
      <text:p text:style-name="Standard">## 7. Running the Application</text:p>
      <text:p text:style-name="Standard"/>
      <text:p text:style-name="Standard">### Terminal 1 - Django Server:</text:p>
      <text:p text:style-name="Standard">```bash</text:p>
      <text:p text:style-name="Standard">python manage.py runserver</text:p>
      <text:p text:style-name="Standard">```</text:p>
      <text:p text:style-name="Standard">Access Django admin at: http://localhost:8000/admin</text:p>
      <text:p text:style-name="Standard"/>
      <text:p text:style-name="Standard">### Terminal 2 - Gradio Interface:</text:p>
      <text:p text:style-name="Standard">```bash</text:p>
      <text:p text:style-name="Standard">python gradio_app.py</text:p>
      <text:p text:style-name="Standard">```</text:p>
      <text:p text:style-name="Standard">Access Gradio app at: http://localhost:7860</text:p>
      <text:p text:style-name="Standard"/>
      <text:p text:style-name="Standard">## Features Included:</text:p>
      <text:p text:style-name="Standard">- ✅ Full CRUD for Fire Operatives</text:p>
      <text:p text:style-name="Standard">- ✅ Full CRUD for Fire Parcels with coordinates</text:p>
      <text:p text:style-name="Standard">- ✅ Full CRUD for Prescribed Fire Actions</text:p>
      <text:p text:style-name="Standard">- ✅ Interactive map visualization with Folium</text:p>
      <text:p text:style-name="Standard">- ✅ Team member assignment for actions</text:p>
      <text:p text:style-name="Standard">- ✅ Status tracking for fire actions</text:p>
      <text:p text:style-name="Standard">- ✅ Django admin interface for advanced management</text:p>
      <text:p text:style-name="Standard"/>
      <text:p text:style-name="Standard">## Next Steps:</text:p>
      <text:p text:style-name="Standard">1. Add authentication to Gradio interface</text:p>
      <text:p text:style-name="Standard">2. Implement more advanced map features (drawing tools, heatmaps)</text:p>
      <text:p text:style-name="Standard">3. Add reporting and analytics dashboard</text:p>
      <text:p text:style-name="Standard">4. Export data to CSV/PDF</text:p>
      <text:p text:style-name="Standard">5. Add file upload for parcel boundaries (GeoJSON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6T16:41:06.351641984</meta:creation-date>
    <dc:date>2026-01-16T16:42:25.579616301</dc:date>
    <meta:editing-duration>PT1M20S</meta:editing-duration>
    <meta:editing-cycles>1</meta:editing-cycles>
    <meta:document-statistic meta:table-count="0" meta:image-count="0" meta:object-count="0" meta:page-count="8" meta:paragraph-count="355" meta:word-count="1231" meta:character-count="15527" meta:non-whitespace-character-count="11943"/>
    <meta:generator>LibreOffice/24.2.7.2$Linux_X86_64 LibreOffice_project/420$Build-2</meta:generator>
  </office:meta>
</office:document-meta>
</file>